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</table:table>
      <table:table table:name="Pivot Table_Sheet1_1" table:style-name="ta1"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Groups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>
            <text:p>Name</text:p>
          </table:table-cell>
          <table:table-cell table:style-name="ce7" office:value-type="string">
            <text:p>Group1</text:p>
          </table:table-cell>
          <table:table-cell table:style-name="ce13" office:value-type="string">
            <text:p>Group2</text:p>
          </table:table-cell>
          <table:table-cell table:style-name="ce19" office:value-type="string">
            <text:p>All Values Combined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style-name="ce20"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9" office:value-type="float" office:value="2">
            <text:p>2</text:p>
          </table:table-cell>
          <table:table-cell table:style-name="ce15"/>
          <table:table-cell table:style-name="ce21"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1">
          <table:table-cell table:style-name="ce5" office:value-type="string">
            <text:p>All Values Combined</text:p>
          </table:table-cell>
          <table:table-cell table:style-name="ce11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6">
            <text:p>6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8" table:buttons="'Pivot Table_Sheet1_1'.A1 'Pivot Table_Sheet1_1'.A4 'Pivot Table_Sheet1_1'.B3">
          <tableooo:data-pilot-grand-total table:display="true" table:orientation="both" tableooo:display-name="All Values Combined"/>
          <table:source-cell-range table:cell-range-address="Sheet1.A1:Sheet1.B4"/>
          <table:data-pilot-field table:source-field-name="Groups" table:orientation="column" table:used-hierarchy="-1" table:function="auto">
            <table:data-pilot-level>
              <table:data-pilot-members>
                <table:data-pilot-member table:name="Group1" table:display="true" table:show-details="true"/>
                <table:data-pilot-member table:name="Group2" table:display="true" table:show-details="true"/>
              </table:data-pilot-members>
            </table:data-pilot-level>
            <table:data-pilot-groups table:is-group-field="true" table:source-field-name="Name">
              <table:data-pilot-group table:name="Group1">
                <table:data-pilot-member table:name="A"/>
                <table:data-pilot-member table:name="B"/>
              </table:data-pilot-group>
              <table:data-pilot-group table:name="Group2">
                <table:data-pilot-member table:name="C"/>
              </table:data-pilot-group>
            </table:data-pilot-groups>
          </table:data-pilot-field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 style:data-style-name="N2" text:time-value="0000-00-00T14:21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2-01T14:19:42</meta:creation-date>
    <dc:date>2013-02-01T14:22:04</dc:date>
    <dc:creator>Kohei Yoshida</dc:creator>
    <meta:editing-duration>P0D</meta:editing-duration>
    <meta:editing-cycles>2</meta:editing-cycles>
    <meta:generator>LibreOffice/4.1.0.0.alpha0$Linux_X86_64 LibreOffice_project/338140e5201bc23625eacd1a4740622e6241cbc</meta:generator>
    <meta:document-statistic meta:table-count="2" meta:cell-count="28" meta:object-count="0"/>
  </office:meta>
</office:document-meta>
</file>